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510a11"/>
    </style:style>
    <style:style style:name="P61" style:family="paragraph" style:parent-style-name="Text_20_body">
      <style:text-properties officeooo:paragraph-rsid="00311394"/>
    </style:style>
    <style:style style:name="P62" style:family="paragraph" style:parent-style-name="Text_20_body">
      <style:text-properties officeooo:paragraph-rsid="0014ce66"/>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Subtitle">
      <style:text-properties fo:language="en" fo:country="US"/>
    </style:style>
    <style:style style:name="P67" style:family="paragraph" style:parent-style-name="Title">
      <style:text-properties fo:language="en" fo:country="US"/>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9119c"/>
    </style:style>
    <style:style style:name="P7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2" style:family="paragraph" style:parent-style-name="Preformatted_20_Text">
      <style:text-properties officeooo:paragraph-rsid="0029119c"/>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5" style:family="paragraph" style:parent-style-name="Text_20_body" style:list-style-name="L1">
      <style:paragraph-properties fo:line-height="100%"/>
      <style:text-properties fo:language="en" fo:country="US" officeooo:paragraph-rsid="0007f00c"/>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text-properties officeooo:paragraph-rsid="002e2f26"/>
    </style:style>
    <style:style style:name="P79" style:family="paragraph" style:parent-style-name="Text_20_body" style:list-style-name="L5"/>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text-properties officeooo:paragraph-rsid="00141140"/>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text-properties officeooo:paragraph-rsid="005c18f1"/>
    </style:style>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text-properties officeooo:paragraph-rsid="0015bc9f"/>
    </style:style>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text-properties officeooo:paragraph-rsid="0067a5df"/>
    </style:style>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6"/>
    <style:style style:name="P108" style:family="paragraph" style:parent-style-name="Text_20_body" style:list-style-name="L37">
      <style:text-properties officeooo:paragraph-rsid="0016496e"/>
    </style:style>
    <style:style style:name="P109" style:family="paragraph" style:parent-style-name="Text_20_body" style:list-style-name="L38">
      <style:text-properties officeooo:paragraph-rsid="0016496e"/>
    </style:style>
    <style:style style:name="P110" style:family="paragraph" style:parent-style-name="Text_20_body" style:list-style-name="L39"/>
    <style:style style:name="P111" style:family="paragraph" style:parent-style-name="Text_20_body" style:list-style-name="L40"/>
    <style:style style:name="P112" style:family="paragraph" style:parent-style-name="Text_20_body" style:list-style-name="L42"/>
    <style:style style:name="P113" style:family="paragraph" style:parent-style-name="Text_20_body" style:list-style-name="L43">
      <style:text-properties officeooo:paragraph-rsid="0016ad5b"/>
    </style:style>
    <style:style style:name="P114" style:family="paragraph" style:parent-style-name="Text_20_body" style:list-style-name="L44">
      <style:text-properties officeooo:paragraph-rsid="0016ad5b"/>
    </style:style>
    <style:style style:name="P115" style:family="paragraph" style:parent-style-name="Text_20_body" style:list-style-name="L45"/>
    <style:style style:name="P116" style:family="paragraph" style:parent-style-name="Text_20_body" style:list-style-name="L46"/>
    <style:style style:name="P117" style:family="paragraph" style:parent-style-name="Text_20_body" style:list-style-name="L47">
      <style:text-properties officeooo:paragraph-rsid="0016ad5b"/>
    </style:style>
    <style:style style:name="P118" style:family="paragraph" style:parent-style-name="Text_20_body" style:list-style-name="L48"/>
    <style:style style:name="P119" style:family="paragraph" style:parent-style-name="Text_20_body" style:list-style-name="L49">
      <style:text-properties officeooo:paragraph-rsid="0016ad5b"/>
    </style:style>
    <style:style style:name="P120" style:family="paragraph" style:parent-style-name="Text_20_body" style:list-style-name="L50"/>
    <style:style style:name="P121" style:family="paragraph" style:parent-style-name="Text_20_body" style:list-style-name="L51"/>
    <style:style style:name="P122" style:family="paragraph" style:parent-style-name="Text_20_body" style:list-style-name="L52"/>
    <style:style style:name="P123" style:family="paragraph" style:parent-style-name="Text_20_body" style:list-style-name="L53"/>
    <style:style style:name="P124" style:family="paragraph" style:parent-style-name="Text_20_body" style:list-style-name="L54">
      <style:text-properties officeooo:paragraph-rsid="0016ad5b"/>
    </style:style>
    <style:style style:name="P125" style:family="paragraph" style:parent-style-name="Text_20_body" style:list-style-name="L55">
      <style:text-properties officeooo:paragraph-rsid="0016ad5b"/>
    </style:style>
    <style:style style:name="P126" style:family="paragraph" style:parent-style-name="Text_20_body" style:list-style-name="L56"/>
    <style:style style:name="P127" style:family="paragraph" style:parent-style-name="Text_20_body" style:list-style-name="L57"/>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3">
      <style:paragraph-properties fo:margin-top="0cm" fo:margin-bottom="0cm" loext:contextual-spacing="false"/>
    </style:style>
    <style:style style:name="P130" style:family="paragraph" style:parent-style-name="Text_20_body" style:list-style-name="L5">
      <style:paragraph-properties fo:margin-top="0cm" fo:margin-bottom="0cm" loext:contextual-spacing="false"/>
    </style:style>
    <style:style style:name="P131" style:family="paragraph" style:parent-style-name="Text_20_body" style:list-style-name="L6">
      <style:paragraph-properties fo:margin-top="0cm" fo:margin-bottom="0cm" loext:contextual-spacing="false"/>
    </style:style>
    <style:style style:name="P132" style:family="paragraph" style:parent-style-name="Text_20_body" style:list-style-name="L7">
      <style:paragraph-properties fo:margin-top="0cm" fo:margin-bottom="0cm" loext:contextual-spacing="false"/>
    </style:style>
    <style:style style:name="P133" style:family="paragraph" style:parent-style-name="Text_20_body" style:list-style-name="L8">
      <style:paragraph-properties fo:margin-top="0cm" fo:margin-bottom="0cm" loext:contextual-spacing="false"/>
    </style:style>
    <style:style style:name="P134" style:family="paragraph" style:parent-style-name="Text_20_body" style:list-style-name="L9">
      <style:paragraph-properties fo:margin-top="0cm" fo:margin-bottom="0cm" loext:contextual-spacing="false"/>
    </style:style>
    <style:style style:name="P135" style:family="paragraph" style:parent-style-name="Text_20_body" style:list-style-name="L11">
      <style:paragraph-properties fo:margin-top="0cm" fo:margin-bottom="0cm" loext:contextual-spacing="false"/>
    </style:style>
    <style:style style:name="P136" style:family="paragraph" style:parent-style-name="Text_20_body" style:list-style-name="L18">
      <style:paragraph-properties fo:margin-top="0cm" fo:margin-bottom="0cm" loext:contextual-spacing="false"/>
    </style:style>
    <style:style style:name="P137" style:family="paragraph" style:parent-style-name="Text_20_body" style:list-style-name="L20">
      <style:paragraph-properties fo:margin-top="0cm" fo:margin-bottom="0cm" loext:contextual-spacing="false"/>
    </style:style>
    <style:style style:name="P138" style:family="paragraph" style:parent-style-name="Text_20_body" style:list-style-name="L21">
      <style:paragraph-properties fo:margin-top="0cm" fo:margin-bottom="0cm" loext:contextual-spacing="false"/>
    </style:style>
    <style:style style:name="P139" style:family="paragraph" style:parent-style-name="Text_20_body" style:list-style-name="L22">
      <style:paragraph-properties fo:margin-top="0cm" fo:margin-bottom="0cm" loext:contextual-spacing="false"/>
    </style:style>
    <style:style style:name="P140" style:family="paragraph" style:parent-style-name="Text_20_body" style:list-style-name="L24">
      <style:paragraph-properties fo:margin-top="0cm" fo:margin-bottom="0cm" loext:contextual-spacing="false"/>
    </style:style>
    <style:style style:name="P141" style:family="paragraph" style:parent-style-name="Text_20_body" style:list-style-name="L26">
      <style:paragraph-properties fo:margin-top="0cm" fo:margin-bottom="0cm" loext:contextual-spacing="false"/>
    </style:style>
    <style:style style:name="P142" style:family="paragraph" style:parent-style-name="Text_20_body" style:list-style-name="L30">
      <style:paragraph-properties fo:margin-top="0cm" fo:margin-bottom="0cm" loext:contextual-spacing="false"/>
    </style:style>
    <style:style style:name="P143" style:family="paragraph" style:parent-style-name="Text_20_body" style:list-style-name="L34">
      <style:paragraph-properties fo:margin-top="0cm" fo:margin-bottom="0cm" loext:contextual-spacing="false"/>
    </style:style>
    <style:style style:name="P144" style:family="paragraph" style:parent-style-name="Text_20_body" style:list-style-name="L35">
      <style:paragraph-properties fo:margin-top="0cm" fo:margin-bottom="0cm" loext:contextual-spacing="false"/>
      <style:text-properties officeooo:paragraph-rsid="006d7621"/>
    </style:style>
    <style:style style:name="P145" style:family="paragraph" style:parent-style-name="Text_20_body" style:list-style-name="L36">
      <style:paragraph-properties fo:margin-top="0cm" fo:margin-bottom="0cm" loext:contextual-spacing="false"/>
    </style:style>
    <style:style style:name="P146" style:family="paragraph" style:parent-style-name="Text_20_body" style:list-style-name="L40">
      <style:paragraph-properties fo:margin-top="0cm" fo:margin-bottom="0cm" loext:contextual-spacing="false"/>
    </style:style>
    <style:style style:name="P147" style:family="paragraph" style:parent-style-name="Text_20_body" style:list-style-name="L41">
      <style:paragraph-properties fo:margin-top="0cm" fo:margin-bottom="0cm" loext:contextual-spacing="false"/>
    </style:style>
    <style:style style:name="P148" style:family="paragraph" style:parent-style-name="Text_20_body" style:list-style-name="L42">
      <style:paragraph-properties fo:margin-top="0cm" fo:margin-bottom="0cm" loext:contextual-spacing="false"/>
    </style:style>
    <style:style style:name="P149" style:family="paragraph" style:parent-style-name="Text_20_body" style:list-style-name="L46">
      <style:paragraph-properties fo:margin-top="0cm" fo:margin-bottom="0cm" loext:contextual-spacing="false"/>
    </style:style>
    <style:style style:name="P150" style:family="paragraph" style:parent-style-name="Text_20_body" style:list-style-name="L48">
      <style:paragraph-properties fo:margin-top="0cm" fo:margin-bottom="0cm" loext:contextual-spacing="false"/>
    </style:style>
    <style:style style:name="P151" style:family="paragraph" style:parent-style-name="Text_20_body" style:list-style-name="L51">
      <style:paragraph-properties fo:margin-top="0cm" fo:margin-bottom="0cm" loext:contextual-spacing="false"/>
    </style:style>
    <style:style style:name="P152" style:family="paragraph" style:parent-style-name="Text_20_body" style:list-style-name="L53">
      <style:paragraph-properties fo:margin-top="0cm" fo:margin-bottom="0cm" loext:contextual-spacing="false"/>
    </style:style>
    <style:style style:name="P153" style:family="paragraph" style:parent-style-name="Text_20_body" style:list-style-name="L57">
      <style:paragraph-properties fo:margin-top="0cm" fo:margin-bottom="0cm" loext:contextual-spacing="false"/>
    </style:style>
    <style:style style:name="P154" style:family="paragraph" style:parent-style-name="Heading_20_2">
      <style:text-properties fo:language="en" fo:country="US"/>
    </style:style>
    <style:style style:name="P155" style:family="paragraph" style:parent-style-name="Heading_20_2" style:list-style-name=""/>
    <style:style style:name="P156" style:family="paragraph" style:parent-style-name="Heading_20_2">
      <style:text-properties officeooo:paragraph-rsid="0013f945"/>
    </style:style>
    <style:style style:name="P157" style:family="paragraph" style:parent-style-name="Heading_20_2">
      <style:text-properties officeooo:paragraph-rsid="0014ce66"/>
    </style:style>
    <style:style style:name="P158" style:family="paragraph" style:parent-style-name="Heading_20_2">
      <style:text-properties officeooo:paragraph-rsid="0015bc9f"/>
    </style:style>
    <style:style style:name="P159" style:family="paragraph" style:parent-style-name="Heading_20_2">
      <style:text-properties officeooo:paragraph-rsid="0016496e"/>
    </style:style>
    <style:style style:name="P160" style:family="paragraph" style:parent-style-name="Heading_20_2">
      <style:text-properties officeooo:paragraph-rsid="0016ad5b"/>
    </style:style>
    <style:style style:name="P161" style:family="paragraph" style:parent-style-name="Heading_20_2">
      <style:paragraph-properties fo:break-before="column"/>
      <style:text-properties fo:language="en" fo:country="US"/>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14ce66"/>
    </style:style>
    <style:style style:name="P164" style:family="paragraph" style:parent-style-name="Heading_20_2">
      <style:paragraph-properties fo:break-before="page"/>
      <style:text-properties officeooo:paragraph-rsid="0016ad5b"/>
    </style:style>
    <style:style style:name="P165" style:family="paragraph" style:parent-style-name="Heading_20_2" style:master-page-name="Acknowledgments">
      <style:paragraph-properties style:page-number="auto"/>
      <style:text-properties officeooo:paragraph-rsid="0016ad5b"/>
    </style:style>
    <style:style style:name="P166" style:family="paragraph" style:parent-style-name="Heading_20_1"/>
    <style:style style:name="P167" style:family="paragraph" style:parent-style-name="Heading_20_3">
      <style:text-properties officeooo:paragraph-rsid="002e2f26"/>
    </style:style>
    <style:style style:name="P168" style:family="paragraph" style:parent-style-name="Heading_20_3">
      <style:text-properties officeooo:paragraph-rsid="0015bc9f"/>
    </style:style>
    <style:style style:name="P169" style:family="paragraph" style:parent-style-name="Heading_20_3" style:list-style-name=""/>
    <style:style style:name="P170" style:family="paragraph" style:parent-style-name="Heading_20_3">
      <style:text-properties officeooo:paragraph-rsid="0016496e"/>
    </style:style>
    <style:style style:name="P171" style:family="paragraph" style:parent-style-name="Heading_20_3">
      <style:text-properties officeooo:paragraph-rsid="0029119c"/>
    </style:style>
    <style:style style:name="P172" style:family="paragraph" style:parent-style-name="Heading_20_3">
      <style:text-properties officeooo:paragraph-rsid="0016ad5b"/>
    </style:style>
    <style:style style:name="P173" style:family="paragraph" style:parent-style-name="Heading_20_3">
      <style:paragraph-properties fo:break-before="page"/>
    </style:style>
    <style:style style:name="P174" style:family="paragraph" style:parent-style-name="Standard" style:list-style-name="L16">
      <style:text-properties officeooo:paragraph-rsid="0014ce66"/>
    </style:style>
    <style:style style:name="P175" style:family="paragraph" style:parent-style-name="Standard" style:master-page-name="Cover">
      <style:paragraph-properties style:page-number="auto"/>
      <style:text-properties fo:language="en" fo:country="US" officeooo:rsid="0003ce01" officeooo:paragraph-rsid="0003ce01"/>
    </style:style>
    <style:style style:name="P176" style:family="paragraph" style:parent-style-name="Standard" style:master-page-name="Next_20_Devs">
      <style:paragraph-properties style:page-number="auto"/>
      <style:text-properties officeooo:paragraph-rsid="0016ad5b"/>
    </style:style>
    <style:style style:name="P177" style:family="paragraph" style:parent-style-name="Standard" style:master-page-name="Next_20_DevSecOps">
      <style:paragraph-properties style:page-number="auto"/>
      <style:text-properties officeooo:paragraph-rsid="0016ad5b"/>
    </style:style>
    <style:style style:name="P178" style:family="paragraph" style:parent-style-name="Standard" style:master-page-name="About_20_Data">
      <style:paragraph-properties style:page-number="auto"/>
      <style:text-properties officeooo:paragraph-rsid="0016ad5b"/>
    </style:style>
    <style:style style:name="P179" style:family="paragraph">
      <loext:graphic-properties draw:fill-color="#dddddd"/>
    </style:style>
    <style:style style:name="P18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color="#dddddd"/>
      <style:text-properties style:font-name="Liberation Serif"/>
    </style:style>
    <style:style style:name="P182" style:family="paragraph">
      <style:paragraph-properties fo:margin-left="0cm" fo:margin-right="0cm" fo:margin-top="0cm" fo:margin-bottom="0cm" fo:line-height="100%" fo:text-align="start" fo:text-indent="0cm"/>
    </style:style>
    <style:style style:name="P18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style>
    <style:style style:name="P18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officeooo:rsid="007cf62a"/>
    </style:style>
    <style:style style:name="T33"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5"><draw:custom-shape text:anchor-type="paragraph" draw:z-index="0" draw:name="Shape1" draw:style-name="gr1" draw:text-style-name="P17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6"/>
      <text:p text:style-name="P67">OWASP API Security Top 10 2019</text:p>
      <text:p text:style-name="P66"><draw:frame text:anchor-type="paragraph" draw:z-index="2" draw:name="Grafik 2" draw:style-name="gr2" draw:text-style-name="P180"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3"><text:a xlink:type="simple" xlink:href="#__RefHeading___Toc4808_3259651560" text:style-name="Index_20_Link" text:visited-style-name="Index_20_Link"><text:s/>TOC Table of Contents<text:tab/>2</text:a></text:p>
          <text:p text:style-name="P73"><text:a xlink:type="simple" xlink:href="#__RefHeading___Toc4810_3259651560" text:style-name="Index_20_Link" text:visited-style-name="Index_20_Link"><text:s/>FW Foreword<text:tab/>3</text:a></text:p>
          <text:p text:style-name="P73"><text:a xlink:type="simple" xlink:href="#__RefHeading___Toc4812_3259651560" text:style-name="Index_20_Link" text:visited-style-name="Index_20_Link"><text:s/>I Introduction<text:tab/>4</text:a></text:p>
          <text:p text:style-name="P73"><text:a xlink:type="simple" xlink:href="#__RefHeading___Toc4814_3259651560" text:style-name="Index_20_Link" text:visited-style-name="Index_20_Link"><text:s/>RN Release Notes<text:tab/>5</text:a></text:p>
          <text:p text:style-name="P73"><text:a xlink:type="simple" xlink:href="#__RefHeading___Toc4816_3259651560" text:style-name="Index_20_Link" text:visited-style-name="Index_20_Link"><text:s/>RISK API Security Risk<text:tab/>6</text:a></text:p>
          <text:p text:style-name="P73"><text:a xlink:type="simple" xlink:href="#__RefHeading___Toc5028_3259651560" text:style-name="Index_20_Link" text:visited-style-name="Index_20_Link"><text:s/>T10 OWASP API Security Top 10 - 2019<text:tab/>7</text:a></text:p>
          <text:p text:style-name="P73"><text:a xlink:type="simple" xlink:href="#__RefHeading___Toc5030_3259651560" text:style-name="Index_20_Link" text:visited-style-name="Index_20_Link"><text:s/>A1:2019 Broken Object Level Authorization<text:tab/>8</text:a></text:p>
          <text:p text:style-name="P73"><text:a xlink:type="simple" xlink:href="#__RefHeading___Toc5032_3259651560" text:style-name="Index_20_Link" text:visited-style-name="Index_20_Link"><text:s/>A2:2019 Broken Authentication<text:tab/>10</text:a></text:p>
          <text:p text:style-name="P73"><text:a xlink:type="simple" xlink:href="#__RefHeading___Toc5034_3259651560" text:style-name="Index_20_Link" text:visited-style-name="Index_20_Link"><text:s/>A3:2019 Excessive Data Exposure<text:tab/>12</text:a></text:p>
          <text:p text:style-name="P73"><text:a xlink:type="simple" xlink:href="#__RefHeading___Toc5036_3259651560" text:style-name="Index_20_Link" text:visited-style-name="Index_20_Link"><text:s/>A4:2019 Lack of Resources &amp; Rate Limiting<text:tab/>14</text:a></text:p>
          <text:p text:style-name="P73"><text:a xlink:type="simple" xlink:href="#__RefHeading___Toc5038_3259651560" text:style-name="Index_20_Link" text:visited-style-name="Index_20_Link"><text:s/>A5:2019 Broken Function Level Authorization<text:tab/>16</text:a></text:p>
          <text:p text:style-name="P73"><text:a xlink:type="simple" xlink:href="#__RefHeading___Toc5040_3259651560" text:style-name="Index_20_Link" text:visited-style-name="Index_20_Link"><text:s/>A6:2019 Mass Assignment<text:tab/>18</text:a></text:p>
          <text:p text:style-name="P73"><text:a xlink:type="simple" xlink:href="#__RefHeading___Toc5042_3259651560" text:style-name="Index_20_Link" text:visited-style-name="Index_20_Link"><text:s/>A7:2019 Security Misconfiguration<text:tab/>20</text:a></text:p>
          <text:p text:style-name="P73"><text:a xlink:type="simple" xlink:href="#__RefHeading___Toc5044_3259651560" text:style-name="Index_20_Link" text:visited-style-name="Index_20_Link"><text:s/>A8:2019 Injection<text:tab/>22</text:a></text:p>
          <text:p text:style-name="P73"><text:a xlink:type="simple" xlink:href="#__RefHeading___Toc5046_3259651560" text:style-name="Index_20_Link" text:visited-style-name="Index_20_Link"><text:s/>A9:2019 Improper Assets Management<text:tab/>24</text:a></text:p>
          <text:p text:style-name="P73"><text:a xlink:type="simple" xlink:href="#__RefHeading___Toc5048_3259651560" text:style-name="Index_20_Link" text:visited-style-name="Index_20_Link">A10:2019 Insufficient Logging &amp; Monitoring<text:tab/>26</text:a></text:p>
          <text:p text:style-name="P73"><text:a xlink:type="simple" xlink:href="#__RefHeading___Toc5050_3259651560" text:style-name="Index_20_Link" text:visited-style-name="Index_20_Link"><text:s/>+D What’s Next for Developers<text:tab/>28</text:a></text:p>
          <text:p text:style-name="P73"><text:a xlink:type="simple" xlink:href="#__RefHeading___Toc5052_3259651560" text:style-name="Index_20_Link" text:visited-style-name="Index_20_Link"><text:s/>+DSO What’s Next for DevSecOps<text:tab/>29</text:a></text:p>
          <text:p text:style-name="P73"><text:a xlink:type="simple" xlink:href="#__RefHeading___Toc5054_3259651560" text:style-name="Index_20_Link" text:visited-style-name="Index_20_Link"><text:s/>+DAT Methodology and Data<text:tab/>30</text:a></text:p>
          <text:p text:style-name="P73"><text:a xlink:type="simple" xlink:href="#__RefHeading___Toc5056_3259651560" text:style-name="Index_20_Link" text:visited-style-name="Index_20_Link"><text:s/>+ACK Acknowledgments<text:tab/>31</text:a></text:p>
        </text:index-body>
      </text:table-of-content>
      <text:h text:style-name="P154" text:outline-level="2"/>
      <text:h text:style-name="P161"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358162411" text:style-name="L1">
        <text:list-item>
          <text:p text:style-name="P74">Application security tools and standards.</text:p>
        </text:list-item>
        <text:list-item>
          <text:p text:style-name="P74">Complete books on application security testing, secure code development, and secure code review.</text:p>
        </text:list-item>
        <text:list-item>
          <text:p text:style-name="P75"><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5"><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4">Standard security controls and libraries.</text:p>
        </text:list-item>
        <text:list-item>
          <text:p text:style-name="P75"><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4">Cutting edge research.</text:p>
        </text:list-item>
        <text:list-item>
          <text:p text:style-name="P75"><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5"><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394612945" text:style-name="L2">
        <text:list-item>
          <text:p text:style-name="P128"><text:a xlink:type="simple" xlink:href="https://github.com/OWASP/API-Security/issues" text:style-name="Internet_20_link" text:visited-style-name="Visited_20_Internet_20_Link">https://github.com/OWASP/API-Security/issues</text:a> </text:p>
        </text:list-item>
        <text:list-item>
          <text:p text:style-name="P76"><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452555233" text:style-name="L3">
        <text:list-item>
          <text:p text:style-name="P129"><text:a xlink:type="simple" xlink:href="https://www.owasp.org/index.php/OWASP_API_Security_Project" text:style-name="Internet_20_link" text:visited-style-name="Visited_20_Internet_20_Link">https://www.owasp.org/index.php/OWASP_API_Security_Project</text:a> </text:p>
        </text:list-item>
        <text:list-item>
          <text:p text:style-name="P77"><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2"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P60">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67" text:outline-level="3">OWASP</text:h>
      <text:list xml:id="list315454147" text:style-name="L4">
        <text:list-item>
          <text:p text:style-name="P78"><text:a xlink:type="simple" xlink:href="https://www.owasp.org/index.php/OWASP_Risk_Rating_Methodology" text:style-name="Internet_20_link" text:visited-style-name="Visited_20_Internet_20_Link">OWASP Risk Rating Methodology</text:a> </text:p>
        </text:list-item>
        <text:list-item>
          <text:p text:style-name="P78"><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739876836" text:style-name="L5">
        <text:list-item>
          <text:p text:style-name="P130"><text:a xlink:type="simple" xlink:href="https://www.iso.org/iso-31000-risk-management.html" text:style-name="Internet_20_link" text:visited-style-name="Visited_20_Internet_20_Link">ISO 31000: Risk Management Std</text:a> </text:p>
        </text:list-item>
        <text:list-item>
          <text:p text:style-name="P130"><text:a xlink:type="simple" xlink:href="https://www.iso.org/isoiec-27001-information-security.html" text:style-name="Internet_20_link" text:visited-style-name="Visited_20_Internet_20_Link">ISO 27001: ISMS</text:a> </text:p>
        </text:list-item>
        <text:list-item>
          <text:p text:style-name="P130"><text:a xlink:type="simple" xlink:href="https://www.nist.gov/cyberframework" text:style-name="Internet_20_link" text:visited-style-name="Visited_20_Internet_20_Link">NIST Cyber Framework (US)</text:a> </text:p>
        </text:list-item>
        <text:list-item>
          <text:p text:style-name="P130"><text:a xlink:type="simple" xlink:href="https://www.asd.gov.au/infosec/mitigationstrategies.htm" text:style-name="Internet_20_link" text:visited-style-name="Visited_20_Internet_20_Link">ASD Strategic Mitigations (AU)</text:a> </text:p>
        </text:list-item>
        <text:list-item>
          <text:p text:style-name="P130"><text:a xlink:type="simple" xlink:href="https://nvd.nist.gov/vuln-metrics/cvss/v3-calculator" text:style-name="Internet_20_link" text:visited-style-name="Visited_20_Internet_20_Link">NIST CVSS 3.0</text:a> </text:p>
        </text:list-item>
        <text:list-item>
          <text:p text:style-name="P79"><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2">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155" text:outline-level="2"/>
      <text:h text:style-name="P162" text:outline-level="2">How To Prevent</text:h>
      <text:list xml:id="list1592091246" text:style-name="L6">
        <text:list-item>
          <text:p text:style-name="P131">Implement a proper authorization mechanism that relies on the user policies and hierarchy. </text:p>
        </text:list-item>
        <text:list-item text:style-override="L7">
          <text:p text:style-name="P132">Prefer not to use an ID that has been sent from the client, but instead use an ID that is stored in the session object when accessing a database record by the record ID. </text:p>
        </text:list-item>
        <text:list-item text:style-override="L7">
          <text:p text:style-name="P132">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2">Prefer to use random and unpredictable values as GUIDs for records’ IDs. </text:p>
        </text:list-item>
        <text:list-item text:style-override="L7">
          <text:p text:style-name="P80">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3126990196" text:style-name="L8">
        <text:list-item>
          <text:p text:style-name="P133"><text:a xlink:type="simple" xlink:href="https://cwe.mitre.org/data/definitions/284.html" text:style-name="Internet_20_link" text:visited-style-name="Visited_20_Internet_20_Link">CWE-284: Improper Access Control</text:a> </text:p>
        </text:list-item>
        <text:list-item>
          <text:p text:style-name="P133"><text:a xlink:type="simple" xlink:href="https://cwe.mitre.org/data/definitions/285.html" text:style-name="Internet_20_link" text:visited-style-name="Visited_20_Internet_20_Link">CWE-285: Improper Authorization</text:a> </text:p>
        </text:list-item>
        <text:list-item>
          <text:p text:style-name="P81"><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56" text:outline-level="2">Is the API Vulnerable?</text:h>
      <text:p text:style-name="P61">Authentication endpoints and flows are assets that need to be protected. “Forgot password / reset password” should be treated the same way as authentication mechanisms.</text:p>
      <text:p text:style-name="Text_20_body">An API is vulnerable if it:</text:p>
      <text:list xml:id="list2758443648" text:style-name="L9">
        <text:list-item>
          <text:p text:style-name="P134">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34">Permits attackers to perform a brute force attack on the same user, without presenting captcha / account lockout mechanism. </text:p>
        </text:list-item>
        <text:list-item>
          <text:p text:style-name="P134">Permits weak passwords. </text:p>
        </text:list-item>
        <text:list-item>
          <text:p text:style-name="P134">Sends sensitive authentication details, such as auth tokens and password in the URL. </text:p>
        </text:list-item>
        <text:list-item>
          <text:p text:style-name="P134">Doesn’t validate the authenticity of tokens. </text:p>
        </text:list-item>
        <text:list-item>
          <text:p text:style-name="P134">Accepts unsigned / weakly signed JWT tokens (<text:span text:style-name="Source_20_Text">"alg":"none"</text:span>) / doesn’t validate their expiration date. </text:p>
        </text:list-item>
        <text:list-item>
          <text:p text:style-name="P134">Uses plain text, encrypted, or weakly hashed passwords. </text:p>
        </text:list-item>
        <text:list-item>
          <text:p text:style-name="P82">Uses weak encryption keys / API keys. </text:p>
        </text:list-item>
      </text:list>
      <text:h text:style-name="P156" text:outline-level="2">Example Attack Scenarios</text:h>
      <text:h text:style-name="P156"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56"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56" text:outline-level="2">How To Prevent</text:h>
      <text:list xml:id="list365573716" text:style-name="L10">
        <text:list-item>
          <text:p text:style-name="P83">Make sure you know all the possible flows to authenticate to the API (mobile/ web/deep links that implement one-click authentication/etc) </text:p>
        </text:list-item>
        <text:list-item text:style-override="L11">
          <text:p text:style-name="P135">Ask your engineers what flows you missed. </text:p>
        </text:list-item>
        <text:list-item text:style-override="L11">
          <text:p text:style-name="P135">Read about your authentication mechanisms. Make sure you understand what and how they are used. OAuth is not authentication, and neither API keys . </text:p>
        </text:list-item>
        <text:list-item text:style-override="L11">
          <text:p text:style-name="P135">Don't reinvent the wheel in authentication, token generation, password storage. Use the standards. </text:p>
        </text:list-item>
        <text:list-item text:style-override="L11">
          <text:p text:style-name="P135">Credential recovery / forget password endpoints should be treated as login endpoints in terms of brute force, rate limiting and lockout protections. </text:p>
        </text:list-item>
        <text:list-item text:style-override="L11">
          <text:p text:style-name="P135">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35">Where possible, implement multi-factor authentication. </text:p>
        </text:list-item>
        <text:list-item text:style-override="L11">
          <text:p text:style-name="P135">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35">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4">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56" text:outline-level="2"><text:bookmark text:name="user-content-references1"/>References</text:h>
      <text:h text:style-name="Heading_20_3" text:outline-level="3"><text:bookmark text:name="user-content-owasp1"/>OWASP</text:h>
      <text:list xml:id="list3372089097" text:style-name="L12">
        <text:list-item>
          <text:p text:style-name="P85"><text:a xlink:type="simple" xlink:href="https://www.owasp.org/index.php/Key_Management_Cheat_Sheet" text:style-name="Internet_20_link" text:visited-style-name="Visited_20_Internet_20_Link">OWASP Key Management Cheat Sheet</text:a> </text:p>
        </text:list-item>
        <text:list-item>
          <text:p text:style-name="P85"><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86"><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2948781273" text:style-name="L14">
        <text:list-item>
          <text:p text:style-name="P87"><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57" text:outline-level="2">Is the API Vulnerable?</text:h>
      <text:p text:style-name="P62">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5" text:outline-level="2"/>
      <text:h text:style-name="P163" text:outline-level="2"><text:bookmark text:name="user-content-how-to-prevent"/>How To Prevent</text:h>
      <text:list xml:id="list2642729482" text:style-name="L15">
        <text:list-item>
          <text:p text:style-name="P88">Never rely on the client side to perform sensitive data filtering. </text:p>
        </text:list-item>
        <text:list-item>
          <text:p text:style-name="P88">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external2"/>External</text:h>
      <text:list xml:id="list3096988624" text:style-name="L16">
        <text:list-item>
          <text:p text:style-name="P174"><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57" text:outline-level="2">Is the API Vulnerable?</text:h>
      <text:p text:style-name="P62">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983604218" text:style-name="L17">
        <text:list-item>
          <text:p text:style-name="P89">Execution timeouts </text:p>
        </text:list-item>
        <text:list-item text:style-override="L18">
          <text:p text:style-name="P136">Max allocable memory </text:p>
        </text:list-item>
        <text:list-item text:style-override="L18">
          <text:p text:style-name="P136">Number of file descriptors </text:p>
        </text:list-item>
        <text:list-item text:style-override="L18">
          <text:p text:style-name="P136">Number of processes </text:p>
        </text:list-item>
        <text:list-item text:style-override="L18">
          <text:p text:style-name="P136">Request payload size (e.g. uploads) </text:p>
        </text:list-item>
        <text:list-item text:style-override="L18">
          <text:p text:style-name="P136">Number of requests per client/resource </text:p>
        </text:list-item>
        <text:list-item text:style-override="L18">
          <text:p text:style-name="P90">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55" text:outline-level="2"/>
      <text:h text:style-name="P163" text:outline-level="2"><text:bookmark text:name="user-content-how-to-prevent1"/>How To Prevent</text:h>
      <text:list xml:id="list94223189" text:style-name="L19">
        <text:list-item>
          <text:p text:style-name="P91">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0">
          <text:p text:style-name="P137">Implement a limit on how often a client can call the API within a defined timeframe. </text:p>
        </text:list-item>
        <text:list-item text:style-override="L20">
          <text:p text:style-name="P137">Notify the client when the limit is exceeded by providing the limit number and the time at which the limit will be reset. </text:p>
        </text:list-item>
        <text:list-item text:style-override="L20">
          <text:p text:style-name="P92">Add proper server-side validation for query string and request body parameters, specifically the one that controls the number of records to be returned in the response. <text:s/></text:p>
        </text:list-item>
      </text:list>
      <text:h text:style-name="Heading_20_2" text:outline-level="2"><text:bookmark text:name="user-content-references3"/>References</text:h>
      <text:h text:style-name="Heading_20_3" text:outline-level="3"><text:bookmark text:name="user-content-owasp3"/>OWASP</text:h>
      <text:list xml:id="list2155619653" text:style-name="L21">
        <text:list-item>
          <text:p text:style-name="P138"><text:a xlink:type="simple" xlink:href="https://www.owasp.org/index.php/Blocking_Brute_Force_Attacks" text:style-name="Internet_20_link" text:visited-style-name="Visited_20_Internet_20_Link">Blocking Brute Force Attacks</text:a> </text:p>
        </text:list-item>
        <text:list-item>
          <text:p text:style-name="P13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3"><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914870633" text:style-name="L22">
        <text:list-item>
          <text:p text:style-name="P139"><text:a xlink:type="simple" xlink:href="https://cwe.mitre.org/data/definitions/307.html" text:style-name="Internet_20_link" text:visited-style-name="Visited_20_Internet_20_Link">CWE-307: Improper Restriction of Excessive Authentication Attempts</text:a> </text:p>
        </text:list-item>
        <text:list-item>
          <text:p text:style-name="P139"><text:a xlink:type="simple" xlink:href="https://cwe.mitre.org/data/definitions/770.html" text:style-name="Internet_20_link" text:visited-style-name="Visited_20_Internet_20_Link">CWE-770: Allocation of Resources Without Limits or Throttling</text:a> </text:p>
        </text:list-item>
        <text:list-item>
          <text:p text:style-name="P94">“<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58"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1527113190" text:style-name="L23">
        <text:list-item>
          <text:p text:style-name="P95">Can a regular user access administrative endpoints? </text:p>
        </text:list-item>
        <text:list-item text:style-override="L24">
          <text:p text:style-name="P140">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4">
          <text:p text:style-name="P96">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8"><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4286986850" text:style-name="L25">
        <text:list-item>
          <text:p text:style-name="P97">The enforcement mechanism(s) should deny all access by default, requiring explicit grants to specific roles for access to every function. </text:p>
        </text:list-item>
        <text:list-item text:style-override="L26">
          <text:p text:style-name="P141">Review your API endpoints against function level authorization flaws, while keeping in mind the business logic of the application and groups hierarchy. </text:p>
        </text:list-item>
        <text:list-item text:style-override="L26">
          <text:p text:style-name="P141">Make sure that all of your administrative controllers inherit from an administrative abstract controller that implements authorization checks based on the user’s group/role. </text:p>
        </text:list-item>
        <text:list-item text:style-override="L26">
          <text:p text:style-name="P98">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68" text:outline-level="3"><text:bookmark text:name="user-content-owasp5"/>OWASP</text:h>
      <text:list xml:id="list3986401601" text:style-name="L27">
        <text:list-item>
          <text:p text:style-name="P99"><text:a xlink:type="simple" xlink:href="https://www.owasp.org/index.php/Forced_browsing" text:style-name="Internet_20_link" text:visited-style-name="Visited_20_Internet_20_Link">OWASP Article on Forced Browsing</text:a> </text:p>
        </text:list-item>
        <text:list-item>
          <text:p text:style-name="P99"><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9"><text:a xlink:type="simple" xlink:href="https://www.owasp.org/index.php/Category:Access_Control" text:style-name="Internet_20_link" text:visited-style-name="Visited_20_Internet_20_Link">OWASP Development Guide: Chapter on Authorization</text:a> </text:p>
        </text:list-item>
      </text:list>
      <text:h text:style-name="P168" text:outline-level="3"><text:bookmark text:name="user-content-external5"/>External</text:h>
      <text:list xml:id="list2088656683" text:style-name="L28">
        <text:list-item>
          <text:p text:style-name="P100"><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59"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3702764970" text:style-name="L29">
        <text:list-item>
          <text:p text:style-name="P101"><text:span text:style-name="Strong_20_Emphasis">Permission-related properties</text:span>: <text:span text:style-name="Source_20_Text">user.is_admin</text:span>, <text:span text:style-name="Source_20_Text">user.is_vip</text:span> should only be set by admins. </text:p>
        </text:list-item>
        <text:list-item text:style-override="L30">
          <text:p text:style-name="P142"><text:span text:style-name="Strong_20_Emphasis">Process-dependent properties</text:span>: <text:span text:style-name="Source_20_Text">user.cash</text:span> should only be set internally after payment verification. </text:p>
        </text:list-item>
        <text:list-item text:style-override="L30">
          <text:p text:style-name="P102"><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8">{"user_name":"inons","age":24}</text:p>
      <text:p text:style-name="Text_20_body">The request <text:span text:style-name="Source_20_Text">GET /api/v1/users/me</text:span> includes an additional credit_balance property:</text:p>
      <text:p text:style-name="P68">{"user_name":"inons","age":24,"credit_balance":10}.</text:p>
      <text:p text:style-name="Text_20_body">The attacker replays the first request with the following payload:</text:p>
      <text:p text:style-name="P68">{"user_name":"attacker","age":60,"credit_balance":99999}</text:p>
      <text:p text:style-name="Text_20_body">Since the endpoint is vulnerable to mass assignment, the attacker receives credits without paying.</text:p>
      <text:h text:style-name="P169" text:outline-level="3"/>
      <text:h text:style-name="P173"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59" text:outline-level="2"><text:bookmark text:name="user-content-how-to-prevent4"/>How To Prevent</text:h>
      <text:list xml:id="list289450501" text:style-name="L31">
        <text:list-item>
          <text:p text:style-name="P103">If possible, avoid using functions that automatically bind a client’s input into code variables or internal objects. </text:p>
        </text:list-item>
        <text:list-item>
          <text:p text:style-name="P103">Whitelist only the properties that should be updated by the client.</text:p>
        </text:list-item>
        <text:list-item>
          <text:p text:style-name="P103">Use built-in features to blacklist properties that should not be accessed by clients.</text:p>
        </text:list-item>
      </text:list>
      <text:h text:style-name="Heading_20_2" text:outline-level="2"><text:bookmark text:name="user-content-references6"/>References</text:h>
      <text:h text:style-name="P170" text:outline-level="3"><text:bookmark text:name="user-content-external6"/>External</text:h>
      <text:list xml:id="list3284214896" text:style-name="L32">
        <text:list-item>
          <text:p text:style-name="P104"><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 only expose sensitive user data, but also system details that may lead to full server compromise.</text:p>
          </table:table-cell>
          <table:covered-table-cell/>
        </table:table-row>
      </table:table>
      <text:h text:style-name="P159" text:outline-level="2">Is the API Vulnerable?</text:h>
      <text:p text:style-name="P57">The API might be vulnerable if:</text:p>
      <text:list xml:id="list9245078" text:style-name="L33">
        <text:list-item>
          <text:p text:style-name="P105">Appropriate security hardening is missing across any part of the application stack, or if it has improperly configured permissions on cloud services. </text:p>
        </text:list-item>
        <text:list-item text:style-override="L34">
          <text:p text:style-name="P143">The latest security patches are missing, or the systems are out of date. </text:p>
        </text:list-item>
        <text:list-item text:style-override="L34">
          <text:p text:style-name="P143">Unnecessary features are enabled (e.g., HTTP verbs). </text:p>
        </text:list-item>
        <text:list-item text:style-override="L34">
          <text:p text:style-name="P143">Transport Layer Security (TLS) is missing. </text:p>
        </text:list-item>
        <text:list-item text:style-override="L34">
          <text:p text:style-name="P143">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4">
          <text:p text:style-name="P143">A Cross-Origin Resource Sharing (CORS) policy is missing or improperly set. </text:p>
        </text:list-item>
        <text:list-item text:style-override="L34">
          <text:p text:style-name="P106">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8"><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155866490" text:style-name="L35">
        <text:list-item>
          <text:p text:style-name="P144">A repeatable hardening process leading to fast and easy deployment of a properly locked down environment. </text:p>
        </text:list-item>
        <text:list-item text:style-override="L36">
          <text:p text:style-name="P145">A task to review and update configurations across the entire API stack. The review should include: orchestration files, API components, and cloud services (e.g., S3 bucket permissions). </text:p>
        </text:list-item>
        <text:list-item text:style-override="L36">
          <text:p text:style-name="P145">A secure communication channel for all API interactions access to static assets (e.g., images). </text:p>
        </text:list-item>
        <text:list-item text:style-override="L36">
          <text:p text:style-name="P107">An automated process to continuously assess the effectiveness of the configuration and settings in all environments. </text:p>
        </text:list-item>
      </text:list>
      <text:h text:style-name="Heading_20_2" text:outline-level="2"><text:bookmark text:name="user-content-references7"/>References</text:h>
      <text:h text:style-name="P170" text:outline-level="3"><text:bookmark text:name="user-content-owasp7"/>OWASP</text:h>
      <text:list xml:id="list173481477" text:style-name="L37">
        <text:list-item>
          <text:p text:style-name="P108"><text:a xlink:type="simple" xlink:href="https://www.owasp.org/index.php/OWASP_Secure_Headers_Project" text:style-name="Internet_20_link" text:visited-style-name="Visited_20_Internet_20_Link">OWASP Secure Headers Project</text:a> </text:p>
        </text:list-item>
        <text:list-item>
          <text:p text:style-name="P108"><text:a xlink:type="simple" xlink:href="https://www.owasp.org/index.php/Testing_for_configuration_management" text:style-name="Internet_20_link" text:visited-style-name="Visited_20_Internet_20_Link">OWASP Testing Guide: Configuration Management</text:a> </text:p>
        </text:list-item>
        <text:list-item>
          <text:p text:style-name="P108"><text:a xlink:type="simple" xlink:href="https://www.owasp.org/index.php/Testing_for_Error_Code_(OTG-ERR-001)" text:style-name="Internet_20_link" text:visited-style-name="Visited_20_Internet_20_Link">OWASP Testing Guide: Testing for Error Codes</text:a> </text:p>
        </text:list-item>
      </text:list>
      <text:h text:style-name="P170" text:outline-level="3"><text:bookmark text:name="user-content-external7"/>External</text:h>
      <text:list xml:id="list2840657997" text:style-name="L38">
        <text:list-item>
          <text:p text:style-name="P109"><text:a xlink:type="simple" xlink:href="https://cwe.mitre.org/data/definitions/2.html" text:style-name="Internet_20_link" text:visited-style-name="Visited_20_Internet_20_Link">CWE-2: Environmental Security Flaws</text:a> </text:p>
        </text:list-item>
        <text:list-item>
          <text:p text:style-name="P109"><text:a xlink:type="simple" xlink:href="https://cwe.mitre.org/data/definitions/16.html" text:style-name="Internet_20_link" text:visited-style-name="Visited_20_Internet_20_Link">CWE-16: Configuration</text:a> </text:p>
        </text:list-item>
        <text:list-item>
          <text:p text:style-name="P109"><text:a xlink:type="simple" xlink:href="https://cwe.mitre.org/data/definitions/388.html" text:style-name="Internet_20_link" text:visited-style-name="Visited_20_Internet_20_Link">CWE-388: Error Handling</text:a> </text:p>
        </text:list-item>
        <text:list-item>
          <text:p text:style-name="P109"><text:a xlink:type="simple" xlink:href="https://csrc.nist.gov/publications/detail/sp/800-123/final" text:style-name="Internet_20_link" text:visited-style-name="Visited_20_Internet_20_Link">Guide to General Server Security</text:a>, NIST </text:p>
        </text:list-item>
        <text:list-item>
          <text:p text:style-name="P109"><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0" text:outline-level="2">Is the API Vulnerable?</text:h>
      <text:p text:style-name="P58">The API is vulnerable to injection flaws if:</text:p>
      <text:list xml:id="list967940864" text:style-name="L39">
        <text:list-item>
          <text:p text:style-name="P110">Client-supplied data is not validated, filtered, or sanitized by the API. </text:p>
        </text:list-item>
        <text:list-item text:style-override="L40">
          <text:p text:style-name="P146">Client-supplied data is directly used or concatenated to SQL/NoSQL/LDAP queries, OS commands, XML parsers, and Object Relational Mapping (ORM)/Object Document Mapper (ODM). </text:p>
        </text:list-item>
        <text:list-item text:style-override="L40">
          <text:p text:style-name="P111">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8"><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8"><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8">system(cmd);</text:p>
      <text:p text:style-name="Text_20_body">The following command allows the attacker to shut down any device with the same vulnerable firmware:</text:p>
      <text:p text:style-name="P68"><text:span text:style-name="Source_20_Text">$ curl -k "https://${deviceIP}:4567/api/CONFIG/restore" -F 'appid=$(/etc/pod/power_down.sh)'</text:span></text:p>
      <text:h text:style-name="P171" text:outline-level="3"><text:soft-page-break/><text:span text:style-name="Source_20_Text">Scenario #3</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2">router.delete('/bookings', async function (req, res, next) {</text:p>
      <text:p text:style-name="P72"><text:s text:c="2"/>try {</text:p>
      <text:p text:style-name="P72"><text:s text:c="4"/>const deletedBooking = await Bookings.findOneAndRemove({_id' : req.query.bookingId});</text:p>
      <text:p text:style-name="P72"><text:s text:c="4"/>res.status(200);</text:p>
      <text:p text:style-name="P72"><text:s text:c="2"/>} catch (err) {</text:p>
      <text:p text:style-name="P72"><text:s text:c="4"/>res.status(400).json({</text:p>
      <text:p text:style-name="P72"><text:s text:c="6"/>error: 'Unexpected error occured while processing a request'</text:p>
      <text:p text:style-name="P72"><text:s text:c="4"/>});</text:p>
      <text:p text:style-name="P69"><text:s text:c="2"/>}<text:line-break/><text:span text:style-name="T29">});</text:span></text:p>
      <text:p text:style-name="P70">The attacker intercepted the request and changed <text:span text:style-name="Source_20_Text">bookingId</text:span> query string parameter as shown below. In this case, the attacker managed to delete another user's booking:</text:p>
      <text:p text:style-name="P71">DELETE /api/bookings?bookingId[$ne]=678</text:p>
      <text:h text:style-name="Heading_20_2" text:outline-level="2"><text:bookmark text:name="user-content-how-to-prevent6"/>How To Prevent</text:h>
      <text:p text:style-name="P58">Preventing injection requires keeping data separate from commands and queries.</text:p>
      <text:list xml:id="list2064189283" text:style-name="L41">
        <text:list-item>
          <text:p text:style-name="P147">Perform data validation using a single, trustworthy, and actively maintained library. </text:p>
        </text:list-item>
        <text:list-item text:style-override="L42">
          <text:p text:style-name="P148">Validate, filter, and sanitize all client-provided data, or other data coming from integrated systems. </text:p>
        </text:list-item>
        <text:list-item text:style-override="L42">
          <text:p text:style-name="P148">Special characters should be escaped using the specific syntax for the target interpreter. </text:p>
        </text:list-item>
        <text:list-item text:style-override="L42">
          <text:p text:style-name="P148">Prefer a safe API that provides a parameterized interface. </text:p>
        </text:list-item>
        <text:list-item text:style-override="L42">
          <text:p text:style-name="P148">Always limit the number of returned records to prevent mass disclosure in case of injection. </text:p>
        </text:list-item>
        <text:list-item text:style-override="L42">
          <text:p text:style-name="P112">Validate incoming data using sufficient filters to only allow valid values for each input parameter. <text:s/></text:p>
        </text:list-item>
      </text:list>
      <text:h text:style-name="Heading_20_2" text:outline-level="2"><text:bookmark text:name="user-content-references8"/>References</text:h>
      <text:h text:style-name="P172" text:outline-level="3"><text:bookmark text:name="user-content-owasp8"/>OWASP</text:h>
      <text:list xml:id="list1359186896" text:style-name="L43">
        <text:list-item>
          <text:p text:style-name="P113"><text:a xlink:type="simple" xlink:href="https://www.owasp.org/index.php/Injection_Flaws" text:style-name="Internet_20_link" text:visited-style-name="Visited_20_Internet_20_Link">OWASP Injection Flaws</text:a> </text:p>
        </text:list-item>
        <text:list-item>
          <text:p text:style-name="P113"><text:a xlink:type="simple" xlink:href="https://www.owasp.org/index.php/SQL_Injection" text:style-name="Internet_20_link" text:visited-style-name="Visited_20_Internet_20_Link">SQL Injection</text:a> </text:p>
        </text:list-item>
        <text:list-item>
          <text:p text:style-name="P113"><text:a xlink:type="simple" xlink:href="https://www.owasp.org/images/e/ed/GOD16-NOSQL.pdf" text:style-name="Internet_20_link" text:visited-style-name="Visited_20_Internet_20_Link">NoSQL Injection Fun with Objects and Arrays</text:a> </text:p>
        </text:list-item>
        <text:list-item>
          <text:p text:style-name="P113"><text:a xlink:type="simple" xlink:href="https://www.owasp.org/index.php/Command_Injection" text:style-name="Internet_20_link" text:visited-style-name="Visited_20_Internet_20_Link">Command Injection</text:a> </text:p>
        </text:list-item>
      </text:list>
      <text:h text:style-name="P172" text:outline-level="3"><text:bookmark text:name="user-content-external8"/>External</text:h>
      <text:list xml:id="list1728987271" text:style-name="L44">
        <text:list-item>
          <text:p text:style-name="P114"><text:a xlink:type="simple" xlink:href="https://cwe.mitre.org/data/definitions/77.html" text:style-name="Internet_20_link" text:visited-style-name="Visited_20_Internet_20_Link">CWE-77: Command Injection</text:a> </text:p>
        </text:list-item>
        <text:list-item>
          <text:p text:style-name="P114"><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0" text:outline-level="2">Is the API Vulnerable?</text:h>
      <text:p text:style-name="P58">The API might be vulnerable if:</text:p>
      <text:list xml:id="list1661463819" text:style-name="L45">
        <text:list-item>
          <text:p text:style-name="P115">The purpose of an API host is unclear, and there are no explicit answers to the following questions: </text:p>
          <text:list text:style-name="L46">
            <text:list-item>
              <text:p text:style-name="P149">Which environment is the API running in (e.g., production, staging, test, development)? </text:p>
            </text:list-item>
            <text:list-item>
              <text:p text:style-name="P149">Who should have network access to the API (e.g., public, internal, partners)? </text:p>
            </text:list-item>
            <text:list-item>
              <text:p text:style-name="P149">Which API version is running? </text:p>
            </text:list-item>
            <text:list-item>
              <text:p text:style-name="P149">What data is gathered and processed by the API (e.g., PII)? </text:p>
            </text:list-item>
            <text:list-item>
              <text:p text:style-name="P149">What's the data flow? </text:p>
            </text:list-item>
          </text:list>
        </text:list-item>
        <text:list-item text:style-override="L46">
          <text:p text:style-name="P149">There is no documentation, or the existing documentation is not updated. </text:p>
        </text:list-item>
        <text:list-item text:style-override="L46">
          <text:p text:style-name="P149">There is no retirement plan for each API version. </text:p>
        </text:list-item>
        <text:list-item text:style-override="L46">
          <text:p text:style-name="P149">Hosts inventory is missing or outdated. </text:p>
        </text:list-item>
        <text:list-item text:style-override="L46">
          <text:p text:style-name="P149">Integrated services inventory, either first- or third-party, is missing or outdated. </text:p>
        </text:list-item>
        <text:list-item text:style-override="L46">
          <text:p text:style-name="P116">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0" text:outline-level="2"><text:bookmark text:name="user-content-how-to-prevent7"/><text:soft-page-break/>How To Prevent</text:h>
      <text:list xml:id="list2351596515" text:style-name="L47">
        <text:list-item>
          <text:p text:style-name="P117">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8">
          <text:p text:style-name="P150">Inventory integrated services and document important aspects such as their role in the system, what data is exchanged (data flow), and its sensitivity. </text:p>
        </text:list-item>
        <text:list-item text:style-override="L48">
          <text:p text:style-name="P150">Document all aspects of your API such as authentication, errors, redirects, rate limiting, cross-origin resource sharing (CORS) policy and endpoints, including their parameters, requests, and responses. </text:p>
        </text:list-item>
        <text:list-item text:style-override="L48">
          <text:p text:style-name="P150">Generate documentation automatically by adopting open standards. Include the documentation build in your CI/CD pipeline. </text:p>
        </text:list-item>
        <text:list-item text:style-override="L48">
          <text:p text:style-name="P118">Make API documentation available to those authorized to use the API. <text:s/></text:p>
        </text:list-item>
      </text:list>
      <text:h text:style-name="Heading_20_2" text:outline-level="2"><text:bookmark text:name="user-content-references9"/>References</text:h>
      <text:h text:style-name="P172" text:outline-level="3"><text:bookmark text:name="user-content-external9"/>External</text:h>
      <text:list xml:id="list2224682378" text:style-name="L49">
        <text:list-item>
          <text:p text:style-name="P119"><text:a xlink:type="simple" xlink:href="https://cwe.mitre.org/data/definitions/1059.html" text:style-name="Internet_20_link" text:visited-style-name="Visited_20_Internet_20_Link">CWE-1059: Incomplete Documentation</text:a> </text:p>
        </text:list-item>
        <text:list-item>
          <text:p text:style-name="P119"><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60" text:outline-level="2">Is the API Vulnerable?</text:h>
      <text:p text:style-name="P58">The API is vulnerable if:</text:p>
      <text:list xml:id="list3553580499" text:style-name="L50">
        <text:list-item>
          <text:p text:style-name="P120">It does not produce any logs, the logging level is not set correctly, or log messages do not include enough detail. </text:p>
        </text:list-item>
        <text:list-item text:style-override="L51">
          <text:p text:style-name="P151">Log integrity is not guaranteed (e.g., <text:a xlink:type="simple" xlink:href="https://www.owasp.org/index.php/Log_Injection" text:style-name="Internet_20_link" text:visited-style-name="Visited_20_Internet_20_Link">Log Injection</text:a>). </text:p>
        </text:list-item>
        <text:list-item text:style-override="L51">
          <text:p text:style-name="P151">Logs are not continuously monitored. </text:p>
        </text:list-item>
        <text:list-item text:style-override="L51">
          <text:p text:style-name="P121">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5" text:outline-level="2"/>
      <text:h text:style-name="P164" text:outline-level="2"><text:bookmark text:name="user-content-how-to-prevent8"/>How To Prevent</text:h>
      <text:list xml:id="list1166099772" text:style-name="L52">
        <text:list-item>
          <text:p text:style-name="P122">Log all failed authentication attempts, denied access, and input validation errors. </text:p>
        </text:list-item>
        <text:list-item text:style-override="L53">
          <text:p text:style-name="P152">Logs should be written using a format suited to be consumed by a log management solution, and should include enough detail to identify the malicious actor. </text:p>
        </text:list-item>
        <text:list-item text:style-override="L53">
          <text:p text:style-name="P152">Logs should be handled as sensitive data, and their integrity should be guaranteed at rest and transit. </text:p>
        </text:list-item>
        <text:list-item text:style-override="L53">
          <text:p text:style-name="P152">Configure a monitoring system to continuously monitor the infrastructure, network, and the API functioning. </text:p>
        </text:list-item>
        <text:list-item text:style-override="L53">
          <text:p text:style-name="P152">Use a Security Information and Event Management (SIEM) system to aggregate and manage logs from all components of the API stack and hosts. </text:p>
        </text:list-item>
        <text:list-item text:style-override="L53">
          <text:p text:style-name="P123">Configure custom dashboards and alerts, enabling suspicious activities to be detected and responded to earlier. </text:p>
        </text:list-item>
      </text:list>
      <text:h text:style-name="Heading_20_2" text:outline-level="2"><text:bookmark text:name="user-content-references10"/>References</text:h>
      <text:h text:style-name="P172" text:outline-level="3"><text:bookmark text:name="user-content-owasp10"/>OWASP</text:h>
      <text:list xml:id="list475300888" text:style-name="L54">
        <text:list-item>
          <text:p text:style-name="P124"><text:a xlink:type="simple" xlink:href="https://www.owasp.org/index.php/Logging_Cheat_Sheet" text:style-name="Internet_20_link" text:visited-style-name="Visited_20_Internet_20_Link">OWASP Logging Cheat Sheet</text:a> </text:p>
        </text:list-item>
        <text:list-item>
          <text:p text:style-name="P124"><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4"><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72" text:outline-level="3"><text:bookmark text:name="user-content-external10"/>External</text:h>
      <text:list xml:id="list957180349" text:style-name="L55">
        <text:list-item>
          <text:p text:style-name="P125"><text:a xlink:type="simple" xlink:href="https://cwe.mitre.org/data/definitions/223.html" text:style-name="Internet_20_link" text:visited-style-name="Visited_20_Internet_20_Link">CWE-223: Omission of Security-relevant Information</text:a> </text:p>
        </text:list-item>
        <text:list-item>
          <text:p text:style-name="P125"><text:a xlink:type="simple" xlink:href="https://cwe.mitre.org/data/definitions/778.html" text:style-name="Internet_20_link" text:visited-style-name="Visited_20_Internet_20_Link">CWE-778: Insufficient Logging</text:a> </text:p>
        </text:list-item>
      </text:list>
      <text:p text:style-name="P34"/>
      <text:p text:style-name="P34"/>
      <text:p text:style-name="P176"/>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77"/>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78"/>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65" text:outline-level="2">Acknowledgments to Contributors</text:h>
      <text:p text:style-name="Text_20_body">We’d like to thank the following contributors who contributed publicly on GitHub or via other means:</text:p>
      <text:list xml:id="list1785460445" text:style-name="L56">
        <text:list-item>
          <text:p text:style-name="P126">007divyachawla </text:p>
        </text:list-item>
        <text:list-item text:style-override="L57">
          <text:p text:style-name="P153">anotherik </text:p>
        </text:list-item>
        <text:list-item text:style-override="L57">
          <text:p text:style-name="P153">caseysoftware </text:p>
        </text:list-item>
        <text:list-item text:style-override="L57">
          <text:p text:style-name="P153">Chris Westphal </text:p>
        </text:list-item>
        <text:list-item text:style-override="L57">
          <text:p text:style-name="P153">dsopas </text:p>
        </text:list-item>
        <text:list-item text:style-override="L57">
          <text:p text:style-name="P153">emilva </text:p>
        </text:list-item>
        <text:list-item text:style-override="L57">
          <text:p text:style-name="P153">ErezYalon </text:p>
        </text:list-item>
        <text:list-item text:style-override="L57">
          <text:p text:style-name="P153">flascelles </text:p>
        </text:list-item>
        <text:list-item text:style-override="L57">
          <text:p text:style-name="P153">IgorSasovets </text:p>
        </text:list-item>
        <text:list-item text:style-override="L57">
          <text:p text:style-name="P153">Inonshk </text:p>
        </text:list-item>
        <text:list-item text:style-override="L57">
          <text:p text:style-name="P153">JonnySchnittger </text:p>
        </text:list-item>
        <text:list-item text:style-override="L57">
          <text:p text:style-name="P153">jmanico </text:p>
        </text:list-item>
        <text:list-item text:style-override="L57">
          <text:p text:style-name="P153">jmdx </text:p>
        </text:list-item>
        <text:list-item text:style-override="L57">
          <text:p text:style-name="P153">kozmic </text:p>
        </text:list-item>
        <text:list-item text:style-override="L57">
          <text:p text:style-name="P153">Matthieu Estrade </text:p>
        </text:list-item>
        <text:list-item text:style-override="L57">
          <text:p text:style-name="P153">PauloASilva </text:p>
        </text:list-item>
        <text:list-item text:style-override="L57">
          <text:p text:style-name="P153">pentagramz </text:p>
        </text:list-item>
        <text:list-item text:style-override="L57">
          <text:p text:style-name="P153">philippederyck </text:p>
        </text:list-item>
        <text:list-item text:style-override="L57">
          <text:p text:style-name="P153">pleothaud </text:p>
        </text:list-item>
        <text:list-item text:style-override="L57">
          <text:p text:style-name="P153">Sagar Popat </text:p>
        </text:list-item>
        <text:list-item text:style-override="L57">
          <text:p text:style-name="P153">Stephen Gates </text:p>
        </text:list-item>
        <text:list-item text:style-override="L57">
          <text:p text:style-name="P153">thomaskonrad </text:p>
        </text:list-item>
        <text:list-item text:style-override="L57">
          <text:p text:style-name="P127">xycloops123 <text: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24T11:07:34.931553904</dc:date>
    <dc:creator>Paulo Silva</dc:creator>
    <meta:editing-duration>PT9H55M40S</meta:editing-duration>
    <meta:editing-cycles>103</meta:editing-cycles>
    <meta:generator>LibreOffice/6.1.6.3$Linux_X86_64 LibreOffice_project/10$Build-3</meta:generator>
    <meta:document-statistic meta:table-count="15" meta:image-count="1" meta:object-count="0" meta:page-count="31" meta:paragraph-count="584" meta:word-count="7930" meta:character-count="52581" meta:non-whitespace-character-count="45068"/>
  </office:meta>
</office:document-meta>
</file>